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1.4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59pt"/>
    </style:style>
    <style:style style:name="co4" style:family="table-column">
      <style:table-column-properties fo:break-before="auto" style:column-width="88.24pt"/>
    </style:style>
    <style:style style:name="co5" style:family="table-column">
      <style:table-column-properties fo:break-before="auto" style:column-width="104.46pt"/>
    </style:style>
    <style:style style:name="co6" style:family="table-column">
      <style:table-column-properties fo:break-before="auto" style:column-width="85.89pt"/>
    </style:style>
    <style:style style:name="co7" style:family="table-column">
      <style:table-column-properties fo:break-before="auto" style:column-width="99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H(original image)</text:p>
          </table:table-cell>
          <table:table-cell office:value-type="string" calcext:value-type="string">
            <text:p>H(Haar transform)</text:p>
          </table:table-cell>
          <table:table-cell table:style-name="ce1" office:value-type="string" calcext:value-type="string">
            <text:p>H(CDF 9/7 transform)</text:p>
          </table:table-cell>
          <table:table-cell office:value-type="string" calcext:value-type="string">
            <text:p>H(after SR, Haar)</text:p>
          </table:table-cell>
          <table:table-cell office:value-type="string" calcext:value-type="string">
            <text:p>H(after SR, CDF 97)</text:p>
          </table:table-cell>
        </table:table-row>
        <table:table-row table:style-name="ro1">
          <table:table-cell office:value-type="string" calcext:value-type="string">
            <text:p>PTX_1024_1024_010.dat</text:p>
          </table:table-cell>
          <table:table-cell office:value-type="string" calcext:value-type="string">
            <text:p>1024x1024</text:p>
          </table:table-cell>
          <table:table-cell office:value-type="float" office:value="12.7380740225885" calcext:value-type="float">
            <text:p>12.7380740226</text:p>
          </table:table-cell>
          <table:table-cell office:value-type="float" office:value="10.174617433203" calcext:value-type="float">
            <text:p>10.1746174332</text:p>
          </table:table-cell>
          <table:table-cell office:value-type="float" office:value="10.064776088728" calcext:value-type="float">
            <text:p>10.0647760887</text:p>
          </table:table-cell>
          <table:table-cell office:value-type="float" office:value="12.5880503477846" calcext:value-type="float">
            <text:p>12.5880503478</text:p>
          </table:table-cell>
          <table:table-cell office:value-type="float" office:value="11.7414963195747" calcext:value-type="float">
            <text:p>11.7414963196</text:p>
          </table:table-cell>
        </table:table-row>
        <table:table-row table:style-name="ro1">
          <table:table-cell office:value-type="string" calcext:value-type="string">
            <text:p>PTX_1024_2048_010.dat</text:p>
          </table:table-cell>
          <table:table-cell office:value-type="string" calcext:value-type="string">
            <text:p>1024x2048</text:p>
          </table:table-cell>
          <table:table-cell office:value-type="float" office:value="10.2275522006467" calcext:value-type="float">
            <text:p>10.2275522006</text:p>
          </table:table-cell>
          <table:table-cell office:value-type="float" office:value="7.96174410236642" calcext:value-type="float">
            <text:p>7.9617441024</text:p>
          </table:table-cell>
          <table:table-cell/>
          <table:table-cell office:value-type="float" office:value="5.18559556367523" calcext:value-type="float">
            <text:p>5.185595563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7:51:33.458506283</meta:creation-date>
    <dc:date>2018-02-07T18:09:56.797973911</dc:date>
    <meta:editing-duration>PT8M13S</meta:editing-duration>
    <meta:editing-cycles>1</meta:editing-cycles>
    <meta:document-statistic meta:table-count="1" meta:cell-count="19" meta:object-count="0"/>
    <meta:generator>LibreOffice/5.1.6.2$Linux_X86_64 LibreOffice_project/10m0$Build-2</meta:generator>
  </office:meta>
</office:document-meta>
</file>